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4=a4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3=x3*x1</text:p>
          </table:table-cell>
          <table:table-cell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5=x6+x3</text:p>
          </table:table-cell>
          <table:table-cell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7=x5+x4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785572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14:53.184248061</dc:date>
    <dc:creator>David Zemon</dc:creator>
    <meta:generator>LibreOffice/4.1.2.3$Linux_X86_64 LibreOffice_project/410m0$Build-3</meta:generator>
    <meta:editing-duration>P0D</meta:editing-duration>
    <meta:editing-cycles>7</meta:editing-cycles>
    <meta:document-statistic meta:table-count="1" meta:cell-count="106" meta:object-count="0"/>
  </office:meta>
</office:document-meta>
</file>